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09:22:38.122206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5.2$MacOSX_X86_64 LibreOffice_project/3a87456aaa6a95c63eea1c1b3201acedf0751bd5</meta:generator>
  </office:meta>
</office:document-meta>
</file>